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2pt" fo:font-weight="bold" officeooo:rsid="0020b8dd" officeooo:paragraph-rsid="0020b8dd" style:font-size-asian="12pt" style:font-size-complex="12pt"/>
    </style:style>
    <style:style style:name="P2" style:family="paragraph" style:parent-style-name="Standard">
      <style:paragraph-properties fo:line-height="150%"/>
      <style:text-properties style:font-name="Liberation Serif" fo:font-size="12pt" fo:font-weight="bold" officeooo:rsid="0020b8dd" officeooo:paragraph-rsid="0020b8dd" style:font-size-asian="12pt" style:font-size-complex="12pt"/>
    </style:style>
    <style:style style:name="P3" style:family="paragraph" style:parent-style-name="Standard">
      <style:paragraph-properties fo:line-height="200%" fo:text-align="justify" style:justify-single-word="false" style:shadow="none"/>
      <style:text-properties style:font-name="Liberation Serif" fo:font-size="16pt" officeooo:paragraph-rsid="005c515e" style:font-size-asian="16pt" style:font-size-complex="16pt"/>
    </style:style>
    <style:style style:name="P4" style:family="paragraph" style:parent-style-name="Standard">
      <style:paragraph-properties fo:line-height="200%" fo:text-align="justify" style:justify-single-word="false" style:shadow="none"/>
      <style:text-properties officeooo:paragraph-rsid="003f0907"/>
    </style:style>
    <style:style style:name="P5" style:family="paragraph" style:parent-style-name="Standard">
      <style:paragraph-properties fo:line-height="115%" style:writing-mode="page"/>
      <style:text-properties style:font-name="Liberation Serif" fo:font-size="11pt" fo:font-weight="normal" officeooo:rsid="002a9ffa" officeooo:paragraph-rsid="002a9ffa" style:font-size-asian="11pt" style:font-weight-asian="normal" style:font-size-complex="11pt" style:font-weight-complex="normal"/>
    </style:style>
    <style:style style:name="P6" style:family="paragraph" style:parent-style-name="Standard">
      <style:paragraph-properties fo:line-height="115%" style:writing-mode="page"/>
      <style:text-properties style:font-name="Liberation Serif" fo:font-size="11pt" fo:font-weight="normal" officeooo:rsid="002292e0" officeooo:paragraph-rsid="002292e0" style:font-size-asian="11pt" style:font-weight-asian="normal" style:font-size-complex="11pt" style:font-weight-complex="normal"/>
    </style:style>
    <style:style style:name="P7" style:family="paragraph" style:parent-style-name="Standard">
      <style:paragraph-properties fo:line-height="115%" style:writing-mode="page"/>
      <style:text-properties style:font-name="Liberation Serif" fo:font-size="11pt" fo:font-weight="normal" officeooo:rsid="002292e0" officeooo:paragraph-rsid="00476047" style:font-size-asian="11pt" style:font-weight-asian="normal" style:font-size-complex="11pt" style:font-weight-complex="normal"/>
    </style:style>
    <style:style style:name="P8" style:family="paragraph" style:parent-style-name="Standard">
      <style:paragraph-properties fo:line-height="115%" style:writing-mode="page"/>
      <style:text-properties style:font-name="Liberation Serif" fo:font-size="11pt" fo:font-weight="normal" officeooo:rsid="002292e0" officeooo:paragraph-rsid="0045b8a4" style:font-size-asian="11pt" style:font-weight-asian="normal" style:font-size-complex="11pt" style:font-weight-complex="normal"/>
    </style:style>
    <style:style style:name="P9" style:family="paragraph" style:parent-style-name="Standard">
      <style:paragraph-properties fo:line-height="115%" style:writing-mode="page"/>
      <style:text-properties style:font-name="Liberation Serif" fo:font-size="11pt" fo:font-weight="normal" officeooo:rsid="002292e0" officeooo:paragraph-rsid="00506a46" style:font-size-asian="11pt" style:font-weight-asian="normal" style:font-size-complex="11pt" style:font-weight-complex="normal"/>
    </style:style>
    <style:style style:name="P10" style:family="paragraph" style:parent-style-name="Standard">
      <style:paragraph-properties fo:line-height="115%" style:writing-mode="page"/>
      <style:text-properties style:font-name="Liberation Serif" fo:font-size="11pt" fo:font-weight="normal" officeooo:rsid="00228523" officeooo:paragraph-rsid="0041df20" style:font-size-asian="11pt" style:font-weight-asian="normal" style:font-size-complex="11pt" style:font-weight-complex="normal"/>
    </style:style>
    <style:style style:name="P11" style:family="paragraph" style:parent-style-name="Standard">
      <style:paragraph-properties fo:line-height="115%" style:writing-mode="page"/>
      <style:text-properties style:font-name="Liberation Serif" fo:font-size="11pt" fo:font-weight="normal" officeooo:rsid="00228523" officeooo:paragraph-rsid="0044e905" style:font-size-asian="11pt" style:font-weight-asian="normal" style:font-size-complex="11pt" style:font-weight-complex="normal"/>
    </style:style>
    <style:style style:name="P12" style:family="paragraph" style:parent-style-name="Standard">
      <style:paragraph-properties fo:line-height="115%" style:writing-mode="page"/>
      <style:text-properties style:font-name="Liberation Serif" fo:font-size="11pt" fo:font-weight="normal" officeooo:rsid="00228523" officeooo:paragraph-rsid="004a7708" style:font-size-asian="11pt" style:font-weight-asian="normal" style:font-size-complex="11pt" style:font-weight-complex="normal"/>
    </style:style>
    <style:style style:name="P13" style:family="paragraph" style:parent-style-name="Standard">
      <style:paragraph-properties fo:line-height="115%" style:writing-mode="page"/>
      <style:text-properties style:font-name="Liberation Serif" fo:font-size="11pt" fo:font-weight="normal" officeooo:rsid="00228523" officeooo:paragraph-rsid="00228523" style:font-size-asian="11pt" style:font-weight-asian="normal" style:font-size-complex="11pt" style:font-weight-complex="normal"/>
    </style:style>
    <style:style style:name="P14" style:family="paragraph" style:parent-style-name="Standard">
      <style:paragraph-properties fo:line-height="115%" style:writing-mode="page"/>
      <style:text-properties style:font-name="Liberation Serif" fo:font-size="11pt" fo:font-weight="normal" officeooo:rsid="00266cd9" officeooo:paragraph-rsid="0041df20" style:font-size-asian="11pt" style:font-weight-asian="normal" style:font-size-complex="11pt" style:font-weight-complex="normal"/>
    </style:style>
    <style:style style:name="P15" style:family="paragraph" style:parent-style-name="Standard">
      <style:paragraph-properties fo:line-height="115%" style:writing-mode="page"/>
      <style:text-properties style:font-name="Liberation Serif" fo:font-size="11pt" fo:font-weight="normal" officeooo:rsid="002c7609" officeooo:paragraph-rsid="002c7609" style:font-size-asian="11pt" style:font-weight-asian="normal" style:font-size-complex="11pt" style:font-weight-complex="normal"/>
    </style:style>
    <style:style style:name="P16" style:family="paragraph" style:parent-style-name="Standard">
      <style:paragraph-properties fo:line-height="115%" style:writing-mode="page"/>
      <style:text-properties style:font-name="Liberation Serif" fo:font-size="11pt" fo:font-weight="normal" officeooo:rsid="00246ef1" officeooo:paragraph-rsid="00474e94" style:font-size-asian="11pt" style:font-weight-asian="normal" style:font-size-complex="11pt" style:font-weight-complex="normal"/>
    </style:style>
    <style:style style:name="P17" style:family="paragraph" style:parent-style-name="Standard">
      <style:paragraph-properties fo:line-height="115%" style:writing-mode="page"/>
      <style:text-properties style:font-name="Liberation Serif" fo:font-size="11pt" fo:font-weight="normal" officeooo:rsid="0026ad8a" officeooo:paragraph-rsid="0026ad8a" style:font-size-asian="11pt" style:font-weight-asian="normal" style:font-size-complex="11pt" style:font-weight-complex="normal"/>
    </style:style>
    <style:style style:name="P18" style:family="paragraph" style:parent-style-name="Standard">
      <style:paragraph-properties fo:text-align="justify" style:justify-single-word="false"/>
      <style:text-properties style:font-name="Liberation Serif" fo:font-size="12pt" officeooo:rsid="0020b8dd" officeooo:paragraph-rsid="005263c8" style:font-size-asian="12pt" style:font-size-complex="12pt"/>
    </style:style>
    <style:style style:name="P19" style:family="paragraph" style:parent-style-name="Standard">
      <style:paragraph-properties fo:padding-left="0cm" fo:padding-right="0cm" fo:padding-top="0cm" fo:padding-bottom="0.074cm" fo:border-left="none" fo:border-right="none" fo:border-top="none" fo:border-bottom="0.06pt solid #000000" style:join-border="false"/>
      <style:text-properties style:font-name="Liberation Serif" fo:font-size="12pt" officeooo:rsid="0020b8dd" officeooo:paragraph-rsid="0020b8dd" style:font-size-asian="12pt" style:font-size-complex="12pt"/>
    </style:style>
    <style:style style:name="P20"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5c515e"/>
    </style:style>
    <style:style style:name="P21" style:family="paragraph" style:parent-style-name="Standard">
      <style:paragraph-properties fo:text-align="center" style:justify-single-word="false" fo:padding="0.049cm" fo:border="0.06pt solid #000000" style:shadow="#808080 0.18cm 0.18cm"/>
      <style:text-properties officeooo:rsid="0020b8dd" officeooo:paragraph-rsid="0020b8dd"/>
    </style:style>
    <style:style style:name="P22" style:family="paragraph" style:parent-style-name="Standard">
      <style:paragraph-properties fo:text-align="center" style:justify-single-word="false" fo:padding="0.049cm" fo:border="0.06pt solid #000000" style:shadow="#808080 0.18cm 0.18cm"/>
      <style:text-properties officeooo:rsid="0020b8dd" officeooo:paragraph-rsid="0053bc11"/>
    </style:style>
    <style:style style:name="P23" style:family="paragraph" style:parent-style-name="Standard">
      <style:paragraph-properties fo:text-align="center" style:justify-single-word="false" fo:padding="0.049cm" fo:border="0.06pt solid #000000" style:shadow="#808080 0.18cm 0.18cm"/>
      <style:text-properties style:font-name="Liberation Serif" fo:font-size="12pt" fo:font-style="italic" fo:font-weight="bold" officeooo:rsid="0020b8dd" officeooo:paragraph-rsid="0020b8dd" style:font-size-asian="12pt" style:font-style-asian="italic" style:font-weight-asian="bold" style:font-size-complex="12pt" style:font-style-complex="italic" style:font-weight-complex="bold"/>
    </style:style>
    <style:style style:name="P24" style:family="paragraph" style:parent-style-name="Standard">
      <style:paragraph-properties fo:text-align="center" style:justify-single-word="false" fo:padding="0.049cm" fo:border="0.06pt solid #000000" style:shadow="#808080 0.18cm 0.18cm"/>
      <style:text-properties fo:font-style="italic" officeooo:rsid="0020b8dd" officeooo:paragraph-rsid="0053bc11" style:font-style-asian="italic" style:font-style-complex="italic"/>
    </style:style>
    <style:style style:name="T1" style:family="text">
      <style:text-properties style:font-name="Liberation Serif" fo:font-size="12pt" style:font-size-asian="12pt" style:font-size-complex="12pt"/>
    </style:style>
    <style:style style:name="T2" style:family="text">
      <style:text-properties style:font-name="Liberation Serif" fo:font-size="12pt" officeooo:rsid="0020b8dd" style:font-size-asian="12pt" style:font-size-complex="12pt"/>
    </style:style>
    <style:style style:name="T3" style:family="text">
      <style:text-properties style:font-name="Liberation Serif" fo:font-size="12pt" fo:font-style="italic" style:text-underline-style="none" officeooo:rsid="0020b8dd" style:font-size-asian="12pt" style:font-style-asian="italic" style:font-size-complex="12pt" style:font-style-complex="italic"/>
    </style:style>
    <style:style style:name="T4" style:family="text">
      <style:text-properties style:font-name="Liberation Serif" fo:font-size="12pt" fo:font-style="italic" style:font-size-asian="12pt" style:font-style-asian="italic" style:font-size-complex="12pt" style:font-style-complex="italic"/>
    </style:style>
    <style:style style:name="T5" style:family="text">
      <style:text-properties style:font-name="Liberation Serif" fo:font-size="12pt" fo:font-style="italic" officeooo:rsid="0020b8dd" style:font-size-asian="12pt" style:font-style-asian="italic" style:font-size-complex="12pt" style:font-style-complex="italic"/>
    </style:style>
    <style:style style:name="T6" style:family="text">
      <style:text-properties style:font-name="Liberation Serif" fo:font-size="12pt" fo:font-style="italic" officeooo:rsid="0068082a" style:font-size-asian="12pt" style:font-style-asian="italic" style:font-size-complex="12pt" style:font-style-complex="italic"/>
    </style:style>
    <style:style style:name="T7" style:family="text">
      <style:text-properties style:font-name="Liberation Serif" fo:font-size="12pt" style:text-underline-style="none" officeooo:rsid="0020b8dd" style:font-size-asian="12pt" style:font-size-complex="12pt"/>
    </style:style>
    <style:style style:name="T8" style:family="text">
      <style:text-properties style:font-name="Liberation Serif" fo:font-size="12pt" fo:font-style="normal" style:text-underline-style="none" officeooo:rsid="0020b8dd" style:font-size-asian="12pt" style:font-style-asian="normal" style:font-size-complex="12pt" style:font-style-complex="normal"/>
    </style:style>
    <style:style style:name="T9" style:family="text">
      <style:text-properties style:font-name="Liberation Serif" fo:font-size="12pt" fo:font-style="normal" style:text-underline-style="solid" style:text-underline-width="auto" style:text-underline-color="font-color" officeooo:rsid="0020b8dd" style:font-size-asian="12pt" style:font-style-asian="normal" style:font-size-complex="12pt" style:font-style-complex="normal"/>
    </style:style>
    <style:style style:name="T10" style:family="text">
      <style:text-properties style:font-name="Liberation Serif" fo:font-size="16pt" style:font-size-asian="16pt" style:font-size-complex="16pt"/>
    </style:style>
    <style:style style:name="T11" style:family="text">
      <style:text-properties style:font-name="Liberation Serif" fo:font-size="16pt" fo:font-weight="bold" style:font-size-asian="16pt" style:font-weight-asian="bold" style:font-size-complex="16pt" style:font-weight-complex="bold"/>
    </style:style>
    <style:style style:name="T12" style:family="text">
      <style:text-properties style:font-name="Liberation Serif" fo:font-size="10pt" style:font-size-asian="10pt" style:font-size-complex="10pt"/>
    </style:style>
    <style:style style:name="T13" style:family="text">
      <style:text-properties style:font-name="Liberation Serif" fo:font-size="10pt" fo:font-style="italic" style:font-size-asian="10pt" style:font-style-asian="italic" style:font-size-complex="10pt" style:font-style-complex="italic"/>
    </style:style>
    <style:style style:name="T14" style:family="text">
      <style:text-properties style:font-name="Liberation Serif" fo:font-size="6pt" fo:font-style="italic" style:font-size-asian="6pt" style:font-style-asian="italic" style:font-size-complex="6pt" style:font-style-complex="italic"/>
    </style:style>
    <style:style style:name="T15" style:family="text">
      <style:text-properties officeooo:rsid="002292e0"/>
    </style:style>
    <style:style style:name="T16" style:family="text">
      <style:text-properties officeooo:rsid="00246ef1"/>
    </style:style>
    <style:style style:name="T17" style:family="text">
      <style:text-properties officeooo:rsid="0027d104"/>
    </style:style>
    <style:style style:name="T18" style:family="text">
      <style:text-properties officeooo:rsid="002cb289"/>
    </style:style>
    <style:style style:name="T19" style:family="text">
      <style:text-properties officeooo:rsid="003796f7"/>
    </style:style>
    <style:style style:name="T20" style:family="text">
      <style:text-properties fo:font-style="italic" style:font-style-asian="italic" style:font-style-complex="italic"/>
    </style:style>
    <style:style style:name="T21" style:family="text">
      <style:text-properties fo:font-style="italic" officeooo:rsid="006301e6" style:font-style-asian="italic" style:font-style-complex="italic"/>
    </style:style>
    <style:style style:name="T22" style:family="text">
      <style:text-properties fo:font-style="italic" officeooo:rsid="003796f7" style:font-style-asian="italic" style:font-style-complex="italic"/>
    </style:style>
    <style:style style:name="T23" style:family="text">
      <style:text-properties fo:font-style="italic" officeooo:rsid="00246ef1" style:font-style-asian="italic" style:font-style-complex="italic"/>
    </style:style>
    <style:style style:name="T24" style:family="text">
      <style:text-properties fo:font-style="italic" officeooo:rsid="002292e0" style:font-style-asian="italic" style:font-style-complex="italic"/>
    </style:style>
    <style:style style:name="T25" style:family="text">
      <style:text-properties fo:font-style="italic" officeooo:rsid="002cb289" style:font-style-asian="italic" style:font-style-complex="italic"/>
    </style:style>
    <style:style style:name="T26" style:family="text">
      <style:text-properties fo:font-style="italic" style:text-underline-style="none" style:font-style-asian="italic" style:font-style-complex="italic"/>
    </style:style>
    <style:style style:name="T27" style:family="text">
      <style:text-properties fo:font-size="16pt" style:font-size-asian="16pt" style:font-size-complex="16pt"/>
    </style:style>
    <style:style style:name="T28" style:family="text">
      <style:text-properties officeooo:rsid="0045b8a4"/>
    </style:style>
    <style:style style:name="T29" style:family="text">
      <style:text-properties fo:font-size="11pt" fo:font-weight="normal" officeooo:rsid="002292e0" style:font-size-asian="11pt" style:font-weight-asian="normal" style:font-size-complex="11pt" style:font-weight-complex="normal"/>
    </style:style>
    <style:style style:name="T30" style:family="text">
      <style:text-properties fo:color="#9900ff" style:font-name="Liberation Serif" fo:font-size="12pt" officeooo:rsid="02c8594a" style:font-size-asian="12pt" style:font-size-complex="12pt"/>
    </style:style>
    <style:style style:name="T31" style:family="text">
      <style:text-properties fo:color="#9900ff" style:font-name="Liberation Serif" fo:font-size="16pt" style:font-size-asian="16pt" style:font-size-complex="16pt"/>
    </style:style>
    <style:style style:name="T32" style:family="text">
      <style:text-properties fo:color="#9900ff" style:font-name="Liberation Serif" fo:font-size="16pt" officeooo:rsid="0045b8a4" style:font-size-asian="16pt" style:font-size-complex="16pt"/>
    </style:style>
    <style:style style:name="T33" style:family="text">
      <style:text-properties style:use-window-font-color="true" style:font-name="Liberation Serif" fo:font-size="12pt" officeooo:rsid="02c8594a" style:font-size-asian="12pt" style:font-size-complex="12pt"/>
    </style:style>
    <style:style style:name="T34" style:family="text">
      <style:text-properties style:use-window-font-color="true" style:font-name="Liberation Serif" fo:font-size="12pt" officeooo:rsid="0068e53d" style:font-size-asian="12pt" style:font-size-complex="12pt"/>
    </style:style>
    <style:style style:name="T35" style:family="text">
      <style:text-properties style:use-window-font-color="true" style:font-name="Liberation Serif" fo:font-size="16pt" style:font-size-asian="16pt" style:font-size-complex="16pt"/>
    </style:style>
    <style:style style:name="T36" style:family="text">
      <style:text-properties fo:color="#00ccff" style:font-name="Liberation Serif" fo:font-size="12pt" officeooo:rsid="02c8594a" style:font-size-asian="12pt" style:font-size-complex="12pt"/>
    </style:style>
    <style:style style:name="T37" style:family="text">
      <style:text-properties fo:color="#00ccff" style:font-name="Liberation Serif" fo:font-size="16pt" style:font-size-asian="16pt" style:font-size-complex="16pt"/>
    </style:style>
    <style:style style:name="T38" style:family="text">
      <style:text-properties fo:color="#ff3333" style:font-name="Liberation Serif" fo:font-size="12pt" officeooo:rsid="02c8594a" style:font-size-asian="12pt" style:font-size-complex="12pt"/>
    </style:style>
    <style:style style:name="T39" style:family="text">
      <style:text-properties fo:color="#ff3333" style:font-name="Liberation Serif" fo:font-size="16pt" style:font-size-asian="16pt" style:font-size-complex="16pt"/>
    </style:style>
    <style:style style:name="T40" style:family="text">
      <style:text-properties fo:color="#009933" style:font-name="Liberation Serif" fo:font-size="12pt" officeooo:rsid="02c8594a" style:font-size-asian="12pt" style:font-size-complex="12pt"/>
    </style:style>
    <style:style style:name="T41" style:family="text">
      <style:text-properties fo:color="#0000a8" style:font-name="Liberation Serif" fo:font-size="12pt" officeooo:rsid="0068e53d" style:font-size-asian="12pt" style:font-size-complex="12pt"/>
    </style:style>
    <style:style style:name="T42" style:family="text">
      <style:text-properties fo:color="#ff7f00" style:font-name="Liberation Serif" fo:font-size="12pt" officeooo:rsid="02c8594a" style:font-size-asian="12pt" style:font-size-complex="12pt"/>
    </style:style>
    <style:style style:name="T43" style:family="text">
      <style:text-properties fo:color="#000080" style:font-name="Liberation Serif" fo:font-size="16pt" style:font-size-asian="16pt" style:font-size-complex="16pt"/>
    </style:style>
    <style:style style:name="T44" style:family="text">
      <style:text-properties fo:font-weight="normal" officeooo:rsid="002292e0" style:font-weight-asian="normal" style:font-weight-complex="normal"/>
    </style:style>
    <style:style style:name="T45" style:family="text">
      <style:text-properties officeooo:rsid="006301e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Un animal <text:span text:style-name="T17">singulier</text:span>: le crocodile</text:p>
      <text:p text:style-name="P23"/>
      <text:p text:style-name="P22"><text:span text:style-name="T4">(Pline l’Ancien, </text:span><text:span text:style-name="T6">Histoire Naturelle, </text:span><text:span text:style-name="T4">8.37) </text:span><text:a xlink:type="simple" xlink:href="http://penelope.uchicago.edu/Th" text:style-name="Internet_20_link" text:visited-style-name="Visited_20_Internet_20_Link"><text:span text:style-name="T14">http://penelope.uchicago.edu/Th</text:span></text:a><text:a xlink:type="simple" xlink:href="http://penelope.uchicago.edu/Thayer/L/Roman/Texts/Pliny_the_Elder/8*.html" text:style-name="Internet_20_link" text:visited-style-name="Visited_20_Internet_20_Link"><text:span text:style-name="T14">ayer/L/Roman/Texts/Pliny_the_Elder/8*.html</text:span></text:a><text:span text:style-name="T14"> </text:span></text:p>
      <text:p text:style-name="P24"><text:span text:style-name="T12"/></text:p>
      <text:p text:style-name="P24"><text:span text:style-name="T30">nominatif </text:span><text:span text:style-name="T33">; <text:s/></text:span><text:span text:style-name="T42">vocatif </text:span><text:span text:style-name="T33">; <text:s/></text:span><text:span text:style-name="T36">accusatif </text:span><text:span text:style-name="T33">; <text:s/></text:span><text:span text:style-name="T38">génitif</text:span><text:span text:style-name="T33"> ; <text:s/></text:span><text:span text:style-name="T40">datif</text:span><text:span text:style-name="T33"> ;</text:span><text:span text:style-name="T34"> </text:span><text:span text:style-name="T41">ablatif</text:span></text:p>
      <text:p text:style-name="P21"><text:span text:style-name="T12"/></text:p>
      <text:p text:style-name="P3"><text:tab/>Crocodīlum habet Nīlus, quadripēs* malum et terrā pariter ac flūmine īnfēstum ; ūnum h<text:span text:style-name="T28">o</text:span>c animal terrestre linguae ūsū caret, ūnum superiōre mōbilī māxillā imprimit morsum.</text:p>
      <text:p text:style-name="P20"><text:span text:style-name="T5"><text:tab/><text:tab/><text:tab/><text:tab/><text:tab/><text:tab/><text:tab/><text:tab/>(Pline l’Ancien, </text:span><text:span text:style-name="T9">Histoire Naturelle</text:span><text:span text:style-name="T5">, 8.37)</text:span></text:p>
      <text:p text:style-name="P4"><text:span text:style-name="T10"><text:tab/></text:span><text:span text:style-name="T37">Crocodīlum</text:span><text:span text:style-name="T10"> </text:span><text:span text:style-name="T11">habet</text:span><text:span text:style-name="T10"> </text:span><text:span text:style-name="T31">Nīlus</text:span><text:span text:style-name="T10">, </text:span><text:span text:style-name="T37">quadripēs</text:span><text:span text:style-name="T10">* </text:span><text:span text:style-name="T37">malum</text:span><text:span text:style-name="T10"> et </text:span><text:span text:style-name="T43">terrā</text:span><text:span text:style-name="T10"> pariter ac </text:span><text:span text:style-name="T43">flūmine</text:span><text:span text:style-name="T10"> </text:span><text:span text:style-name="T37">īnfēstum</text:span><text:span text:style-name="T10"> ; </text:span><text:span text:style-name="T31">ūnum</text:span><text:span text:style-name="T10"> </text:span><text:span text:style-name="T31">h</text:span><text:span text:style-name="T32">o</text:span><text:span text:style-name="T31">c</text:span><text:span text:style-name="T35">**</text:span><text:span text:style-name="T31"> animal</text:span><text:span text:style-name="T10"> </text:span><text:span text:style-name="T31">terrestre</text:span><text:span text:style-name="T10"> </text:span><text:span text:style-name="T39">linguae</text:span><text:span text:style-name="T10"> </text:span><text:span text:style-name="T43">ūsū</text:span><text:span text:style-name="T10"> </text:span><text:span text:style-name="T11">caret</text:span><text:span text:style-name="T10">, </text:span><text:span text:style-name="T31">ūnum</text:span><text:span text:style-name="T10"> </text:span><text:span text:style-name="T43">superiōre</text:span><text:span text:style-name="T10"> </text:span><text:span text:style-name="T43">mōbilī</text:span><text:span text:style-name="T10"> </text:span><text:span text:style-name="T43">māxillā</text:span><text:span text:style-name="T10"> </text:span><text:span text:style-name="T11">imprimit</text:span><text:span text:style-name="T10"> </text:span><text:span text:style-name="T37">morsum</text:span><text:span text:style-name="T10">.</text:span></text:p>
      <text:p text:style-name="P18">* <text:span text:style-name="T19">quadrip</text:span><text:span text:style-name="T44">ē</text:span><text:span text:style-name="T19">s : </text:span><text:span text:style-name="T22">adjectif utilisé ici dans un sens scientifique, celui d’un nom neutre signifiant « quadrupède »</text:span></text:p>
      <text:p text:style-name="P18"><text:span text:style-name="T22"/></text:p>
      <text:p text:style-name="P18">** <text:span text:style-name="T45">hoc </text:span><text:span text:style-name="T21">: forme neutre (ici au nominatif singulier) de</text:span><text:span text:style-name="T45"> hic, haec, hoc</text:span></text:p>
      <text:p text:style-name="P19"/>
      <text:p text:style-name="P5"/>
      <text:p text:style-name="P5">ac <text:tab/><text:tab/><text:tab/><text:tab/><text:tab/><text:tab/><text:span text:style-name="T20">: et</text:span></text:p>
      <text:p text:style-name="P6">animal, animalis n.<text:tab/><text:tab/><text:tab/><text:tab/><text:span text:style-name="T20">: un animal</text:span></text:p>
      <text:p text:style-name="P7">careo, carēs, carēre, caruī, -<text:tab/><text:tab/><text:tab/><text:span text:style-name="T20">: </text:span><text:span text:style-name="T23">être privé de + abl.</text:span></text:p>
      <text:p text:style-name="P10">crocodīlus, crocodīlī m.<text:tab/><text:tab/><text:tab/><text:tab/><text:span text:style-name="T20">: le crocodile</text:span></text:p>
      <text:p text:style-name="P11">flūmen, flūminis n.<text:tab/><text:tab/><text:tab/><text:tab/><text:span text:style-name="T20">: le fleuve</text:span></text:p>
      <text:p text:style-name="P12">habeo, <text:span text:style-name="T15">ē</text:span>s, hab<text:span text:style-name="T15">ē</text:span>re, habu<text:span text:style-name="T15">ī</text:span>, habitum<text:tab/><text:tab/><text:span text:style-name="T20">: avoir</text:span></text:p>
      <text:p text:style-name="P6">hic, haec, hoc<text:tab/><text:tab/><text:tab/><text:tab/><text:tab/><text:span text:style-name="T20">: celui-ci, celle-ci</text:span></text:p>
      <text:p text:style-name="P14">imprimo, imprimis, imprimere, impressī<text:tab/><text:span text:style-name="T20">: appuyer sur, presser</text:span></text:p>
      <text:p text:style-name="P11">īnfēstus, īnfēsta, īnfēstum<text:tab/><text:tab/><text:tab/><text:span text:style-name="T20">: </text:span><text:span text:style-name="T24">hostile</text:span></text:p>
      <text:p text:style-name="P6">lingua, linguae f.<text:tab/><text:tab/><text:tab/><text:tab/><text:span text:style-name="T20">: la langue</text:span></text:p>
      <text:p text:style-name="P15">malus, mala, malum<text:tab/><text:tab/><text:tab/><text:tab/><text:span text:style-name="T20">: mauvais</text:span></text:p>
      <text:p text:style-name="P16">māxilla, māxillae f.<text:tab/><text:tab/><text:tab/><text:tab/><text:span text:style-name="T20">: la mâchoire</text:span></text:p>
      <text:p text:style-name="P16">mōbilis, mōbilis, mōbile <text:tab/><text:tab/><text:tab/><text:span text:style-name="T20">: mobile</text:span></text:p>
      <text:p text:style-name="P17">morsus, morsus m.<text:tab/><text:tab/><text:tab/><text:tab/><text:span text:style-name="T20">: la morsure</text:span></text:p>
      <text:p text:style-name="P10">Nīlus, Nīlī m.<text:tab/><text:tab/><text:tab/><text:tab/><text:tab/><text:span text:style-name="T20">: le Nil</text:span></text:p>
      <text:p text:style-name="P13">pariter<text:tab/><text:tab/><text:tab/><text:tab/><text:tab/><text:tab/><text:span text:style-name="T20">: également</text:span></text:p>
      <text:p text:style-name="P10">quadripēs, quadripedis<text:tab/><text:tab/><text:tab/><text:tab/><text:span text:style-name="T20">: qui a </text:span><text:span text:style-name="T25">quatre</text:span><text:span text:style-name="T20"> pieds</text:span></text:p>
      <text:p text:style-name="P16">superior, superiōris<text:tab/><text:tab/><text:tab/><text:tab/><text:span text:style-name="T20">: supérieur</text:span></text:p>
      <text:p text:style-name="P13">terra, terrae f.<text:tab/><text:tab/><text:tab/><text:tab/><text:tab/><text:span text:style-name="T20">: la terre</text:span></text:p>
      <text:p text:style-name="P6">terrestris, terrestris, terrestre<text:tab/><text:tab/><text:tab/><text:span text:style-name="T20">: terrestre</text:span></text:p>
      <text:p text:style-name="P8">ūnus, ūna, ūnum<text:tab/><text:tab/><text:tab/><text:tab/><text:span text:style-name="T20">: un seul</text:span></text:p>
      <text:p text:style-name="P9">usus, usūs m.<text:tab/><text:tab/><text:tab/><text:tab/><text:tab/><text:span text:style-name="T20">: l’emploi, l’usage</text:span></text:p>
      <text:p text:style-name="P2"><text:soft-page-break/></text:p>
      <text:p text:style-name="P1"/>
      <text:p text:style-name="P1"/>
      <text:p text:style-name="P1">Le Nil nourrit le crocodile, monstre à quatre pieds, et dangereux sur la terre comme dans les eaux. De tous les animaux terrestres, c'est le seul qui n'ait pas l'usage de la langue; seul aussi il a la mâchoire supérieure mobile, et sa morsure est terrible, attendu que les rangées de ses dents s'engrènent en forme de peigne. Sa largeur dépasse presque toujours dix-huit coudées; la femelle pond des œufs aussi gros que ceux d'une oie, et, par une sorte de divination, elle les couve toujours au delà de la limite que l'inondation du Nil atteindra. Aucun animal n'arrive à de plus grandes dimensions relativement à sa petitesse en naiss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3T06:50:23.224770540</meta:creation-date>
    <dc:date>2020-10-14T19:06:39.862860876</dc:date>
    <meta:editing-duration>PT55M32S</meta:editing-duration>
    <meta:editing-cycles>45</meta:editing-cycles>
    <meta:generator>LibreOffice/6.0.7.3$Linux_X86_64 LibreOffice_project/00m0$Build-3</meta:generator>
    <meta:document-statistic meta:table-count="0" meta:image-count="0" meta:object-count="0" meta:page-count="2" meta:paragraph-count="31" meta:word-count="347" meta:character-count="2230" meta:non-whitespace-character-count="1832"/>
  </office:meta>
</office:document-meta>
</file>